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8_1_1_1758528431343_69"/>práctica 1.1</text:h>
      <text:p text:style-name="Standard"/>
      <text:p text:style-name="Standard"/>
      <text:p text:style-name="Standard"/>
      <text:p text:style-name="Standard"/>
      <text:p text:style-name="Standard"/>
      <text:p text:style-name="Standard">Mini Actividad en clase</text:p>
      <text:p text:style-name="Standard">Consulta las tendencias de desarrollo de interfaces de usuario (UI)</text:p>
      <text:p text:style-name="Standard">de este año y el anterior. Compara dichas tendencias y analiza de</text:p>
      <text:p text:style-name="Standard">qué tipo son las más actuales (gráficas, voz,…).</text:p>
      <text:p text:style-name="Standard">Puede que en la información que encuentres…</text:p>
      <text:p text:style-name="Standard">1. Aparezcan conceptos como ‘hiperpersonalización’ y</text:p>
      <text:p text:style-name="Standard">‘microinteracción’ ¿Qué significan?</text:p>
      <text:p text:style-name="Standard">2. ¿Cómo se tiene en cuenta la sostenibilidad en el desarrollo de</text:p>
      <text:p text:style-name="Standard">las nuevas interfaces?</text:p>
      <text:p text:style-name="Standard">3. Si mencionan las herramientas utilizadas (IDE, Editores,</text:p>
      <text:p text:style-name="Standard">lenguajes, wireframing….), ¿Cuáles son?</text:p>
      <text:p text:style-name="Standard"/>
      <text:p text:style-name="Standard"/>
      <text:p text:style-name="Standard">Mini Actividad en clase</text:p>
      <text:p text:style-name="Standard">Crea un index.html y un CSS de la temática que prefieras, incluye</text:p>
      <text:p text:style-name="Standard">tu nombre y apellido como metadato o dentro del body.</text:p>
      <text:p text:style-name="Standard">Añade un título, un párrafo cuélgalo en el repositorio y comparte el</text:p>
      <text:p text:style-name="Standard">enlace.</text:p>
      <text:p text:style-name="Standard"/>
      <text:p text:style-name="Standard"/>
      <text:p text:style-name="Standard">Mini Actividad en clase</text:p>
      <text:p text:style-name="Standard">Parte 1: Accede al enlace inferior, completa los pasos que te pide,</text:p>
      <text:p text:style-name="Standard">y analiza tanto la interfaz del usuario como la experiencia del</text:p>
      <text:p text:style-name="Standard">usuario. Proponed mejoras de la interfaz.</text:p>
      <text:p text:style-name="Standard">Ayuda: para la UI fijaros en colores, disposición de elementos,</text:p>
      <text:p text:style-name="Standard">formularios y menús. Para la UX centraros en vuestras propias</text:p>
      <text:p text:style-name="Standard">emociones y analizad la facilidad de uso y cuán intuitivo es.</text:p>
      <text:p text:style-name="Standard">Parte 2: Una vez completada, vuelve a entrar y utiliza la</text:p>
      <text:p text:style-name="Standard">herramienta de inspección de Chrome para ver errores en los</text:p>
      <text:p text:style-name="Standard">elementos HTML y CSS. Utiliza el mismo inspector para</text:p>
      <text:p text:style-name="Standard">implementar mejoras y correcciones y haz capturas de pantalla.</text:p>
      <text:p text:style-name="Standard">Desarrollo de interfaces desde cero</text:p>
      <text:p text:style-name="Standard">https://userinyerface.com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08:43:30.613000044</meta:creation-date>
    <dc:date>2025-09-22T10:33:19.178072730</dc:date>
    <meta:editing-duration>PT15M8S</meta:editing-duration>
    <meta:editing-cycles>1</meta:editing-cycles>
    <meta:document-statistic meta:table-count="0" meta:image-count="0" meta:object-count="0" meta:page-count="1" meta:paragraph-count="30" meta:word-count="227" meta:character-count="1417" meta:non-whitespace-character-count="1220"/>
    <meta:generator>LibreOffice/24.2.7.2$Linux_X86_64 LibreOffice_project/420$Build-2</meta:generator>
  </office:meta>
</office:document-meta>
</file>